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>
      <style:paragraph-properties fo:padding="0.0291in" fo:border-left="none" fo:border-right="none" fo:border-top="none" fo:border-bottom="0.0008in solid #000000" style:join-border="false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 style:master-page-name="">
      <style:paragraph-properties fo:margin-left="0in" fo:margin-right="0in" fo:text-indent="0in" style:auto-text-indent="false" style:page-number="auto"/>
    </style:style>
    <style:style style:name="P7" style:family="paragraph" style:parent-style-name="Standard" style:master-page-name="">
      <style:paragraph-properties fo:margin-left="1in" fo:margin-right="0in" fo:text-indent="0in" style:auto-text-indent="false" style:page-number="auto"/>
    </style:style>
    <style:style style:name="P8" style:family="paragraph" style:parent-style-name="Standard" style:master-page-name="">
      <style:paragraph-properties fo:margin-left="1in" fo:margin-right="0in" fo:text-indent="-1in" style:auto-text-indent="false" style:page-number="auto"/>
    </style:style>
    <style:style style:name="P9" style:family="paragraph" style:parent-style-name="Standard">
      <style:paragraph-properties fo:margin-left="1in" fo:margin-right="0in" fo:text-indent="-1in" style:auto-text-indent="false"/>
    </style:style>
    <style:style style:name="P10" style:family="paragraph" style:parent-style-name="Standard" style:master-page-name="">
      <style:paragraph-properties fo:margin-left="0.9909in" fo:margin-right="0in" fo:text-indent="-0.9909in" style:auto-text-indent="false" style:page-number="auto"/>
    </style:style>
    <style:style style:name="P11" style:family="paragraph" style:parent-style-name="Standard">
      <style:paragraph-properties fo:margin-left="0.9909in" fo:margin-right="0in" fo:text-indent="-0.9909in" style:auto-text-indent="false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7425in" fo:text-indent="-0.25in" fo:margin-left="3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9925in" fo:text-indent="-0.25in" fo:margin-left="3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2425in" fo:text-indent="-0.25in" fo:margin-left="4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835in" fo:text-indent="-0.25in" fo:margin-left="1.9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335in" fo:text-indent="-0.25in" fo:margin-left="2.2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835in" fo:text-indent="-0.25in" fo:margin-left="2.4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335in" fo:text-indent="-0.25in" fo:margin-left="2.7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9835in" fo:text-indent="-0.25in" fo:margin-left="2.9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335in" fo:text-indent="-0.25in" fo:margin-left="3.2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4835in" fo:text-indent="-0.25in" fo:margin-left="3.4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7335in" fo:text-indent="-0.25in" fo:margin-left="3.7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9835in" fo:text-indent="-0.25in" fo:margin-left="3.9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2335in" fo:text-indent="-0.25in" fo:margin-left="4.233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r Name: <text:tab/>Mike Doe</text:p>
      <text:p text:style-name="Standard">Company:<text:tab/>Big Bucket</text:p>
      <text:p text:style-name="Standard">Title :<text:tab/><text:tab/>CTO/Co-founder of a start-up <text:s/></text:p>
      <text:p text:style-name="Standard">Looking for: <text:tab/>VC and SEO to get the project jump started.</text:p>
      <text:p text:style-name="Standard"/>
      <text:p text:style-name="P8">Scenario: <text:tab/>Mike went to Stratevarius.com. On the front page, he saw a button that said “I'm a Start-Up looking for ...”. <text:s/>He clicked on it and went to a new page that said “Sign Up or Login”. Since Mike is new this page, he sign up for an account. <text:s/>Mike filled in:</text:p>
      <text:list xml:id="list856839033829570156" text:style-name="L2">
        <text:list-item>
          <text:p text:style-name="P2">Company Name</text:p>
        </text:list-item>
        <text:list-item>
          <text:p text:style-name="P2">User Name</text:p>
        </text:list-item>
        <text:list-item>
          <text:p text:style-name="P2">Title</text:p>
        </text:list-item>
        <text:list-item>
          <text:p text:style-name="P2">Email</text:p>
        </text:list-item>
        <text:list-item>
          <text:p text:style-name="P2">Password</text:p>
        </text:list-item>
        <text:list-item>
          <text:p text:style-name="P2">Looking for [A drop down menu of all category that Stratevarius offers]</text:p>
        </text:list-item>
        <text:list-item>
          <text:p text:style-name="P2">What I can offer [A drop down menu of all categories]</text:p>
        </text:list-item>
      </text:list>
      <text:p text:style-name="P9"><text:tab/>A new page load. Since Mike picked what he is looking for when he sign-up, which is VC, the page is populated with a list of VC. Mike went over the list and found one that he likes.</text:p>
      <text:p text:style-name="P4"/>
      <text:p text:style-name="Standard">User Name: <text:tab/>John Hey</text:p>
      <text:p text:style-name="Standard">Company:<text:tab/>J.H. Whitney</text:p>
      <text:p text:style-name="Standard">Title: <text:tab/><text:tab/>VC </text:p>
      <text:p text:style-name="Standard">Looking for: <text:tab/>Seeding Interesting projects</text:p>
      <text:p text:style-name="Standard"/>
      <text:p text:style-name="P8">Scenerio:<text:tab/>John is looking for new ideas and companies to invest in. He went to Stratevarius.com and greeted with a professional front page with a button saying “I'm an investor looking for ...”. He clicked on it and went to a sign-up page. He sign up an account with the following info:</text:p>
      <text:list xml:id="list1778718790" text:continue-numbering="true" text:style-name="L2">
        <text:list-item>
          <text:p text:style-name="P2">Company Name</text:p>
        </text:list-item>
        <text:list-item>
          <text:p text:style-name="P2">User Name</text:p>
        </text:list-item>
        <text:list-item>
          <text:p text:style-name="P2">Title</text:p>
        </text:list-item>
        <text:list-item>
          <text:p text:style-name="P2">Email</text:p>
        </text:list-item>
        <text:list-item>
          <text:p text:style-name="P2">Password</text:p>
        </text:list-item>
        <text:list-item>
          <text:p text:style-name="P2">Looking for [A drop down menu of all category that Stratevarius offers]</text:p>
        </text:list-item>
        <text:list-item>
          <text:p text:style-name="P2">What I can offer [A drop down menu of all categories]</text:p>
        </text:list-item>
      </text:list>
      <text:p text:style-name="P7"><text:tab/><text:tab/>A new page is loaded. Since John said what he was looking for was new start ups, the view is populated with what he was looking for.</text:p>
      <text:p text:style-name="P9"/>
      <text:p text:style-name="P4"/>
      <text:p text:style-name="Standard">User Name: <text:tab/>Bob Smith</text:p>
      <text:p text:style-name="Standard">Company:<text:tab/>Cyberflavors</text:p>
      <text:p text:style-name="Standard">Title: <text:tab/><text:tab/>SEO Expert</text:p>
      <text:p text:style-name="Standard">Looking for: <text:s/><text:tab/>New clients who needs SEO services for their startup</text:p>
      <text:p text:style-name="Standard"/>
      <text:p text:style-name="P6">Scenerio:<text:tab/>Bob is looking for new clients who needs his SEO expertise. He went to <text:tab/><text:tab/><text:tab/><text:tab/><text:tab/>Stratevarius.com. Bob sign up for a new account just like John and Mike. He then is <text:tab/><text:tab/><text:tab/>greeted with a page with all the start-ups who are interested in SEO.</text:p>
      <text:p text:style-name="P5"/>
      <text:p text:style-name="P5"/>
      <text:p text:style-name="P4"><text:soft-page-break/></text:p>
      <text:p text:style-name="Standard">User Name: <text:tab/>Jen Johnson</text:p>
      <text:p text:style-name="Standard">Company:<text:tab/>Lincoln Property Company</text:p>
      <text:p text:style-name="Standard">Title: <text:tab/><text:tab/>Broker</text:p>
      <text:p text:style-name="Standard">Looking for:<text:tab/>New tenants and SEO services for their property company</text:p>
      <text:p text:style-name="Standard"/>
      <text:p text:style-name="P10">Scenerio:<text:tab/>Jen is looking for new clients to fill up her available office spaces. She signed up for a new account just like Mike, John and Bob. <text:s/>However, when she sign-up, she indicated that she has “Rental properties” under, “What I can offer”. She will be greet with another form asking for:</text:p>
      <text:list xml:id="list733662272913707538" text:style-name="L3">
        <text:list-item>
          <text:p text:style-name="P3">Address</text:p>
        </text:list-item>
        <text:list-item>
          <text:p text:style-name="P3">Size</text:p>
        </text:list-item>
        <text:list-item>
          <text:p text:style-name="P3">Cost</text:p>
        </text:list-item>
        <text:list-item>
          <text:p text:style-name="P3">Lease terms</text:p>
        </text:list-item>
      </text:list>
      <text:p text:style-name="P11"><text:tab/>She then will see a list of potential clients who are looking for similar spec.</text:p>
      <text:p text:style-name="Standard"/>
      <text:p text:style-name="P4"/>
      <text:p text:style-name="Standard"/>
      <text:p text:style-name="Standard"/>
      <text:p text:style-name="Standard">Other Questions:</text:p>
      <text:list xml:id="list9179868830908772717" text:style-name="L1">
        <text:list-item>
          <text:p text:style-name="P1">Can an exec search other exec?</text:p>
        </text:list-item>
        <text:list-item>
          <text:p text:style-name="P1">When should a user login?</text:p>
        </text:list-item>
        <text:list-item>
          <text:p text:style-name="P1">What extra function can an user do after logged in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 S</meta:initial-creator>
    <meta:creation-date>2014-11-14T13:08:21</meta:creation-date>
    <dc:date>2014-11-14T17:05:00</dc:date>
    <dc:creator>G S</dc:creator>
    <meta:editing-duration>PT3H41M22S</meta:editing-duration>
    <meta:editing-cycles>7</meta:editing-cycles>
    <meta:generator>OpenOffice/4.1.0$Unix OpenOffice.org_project/410m18$Build-9764</meta:generator>
    <meta:document-statistic meta:table-count="0" meta:image-count="0" meta:object-count="0" meta:page-count="2" meta:paragraph-count="45" meta:word-count="468" meta:character-count="2475"/>
  </office:meta>
</office:document-meta>
</file>